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officeooo:rsid="000aa0dd" officeooo:paragraph-rsid="000aa0dd" style:font-size-asian="14pt" style:font-style-asian="italic" style:font-weight-asian="bold" style:font-size-complex="14pt" style:font-style-complex="italic" style:font-weight-complex="bold"/>
    </style:style>
    <style:style style:name="P2" style:family="paragraph" style:parent-style-name="Standard">
      <style:paragraph-properties fo:text-align="center" style:justify-single-word="false"/>
      <style:text-properties fo:font-size="14pt" fo:font-style="normal" style:text-underline-style="none" fo:font-weight="bold" officeooo:rsid="00344124" officeooo:paragraph-rsid="00344124" style:font-size-asian="14pt" style:font-style-asian="normal" style:font-weight-asian="bold" style:font-size-complex="14pt" style:font-style-complex="normal" style:font-weight-complex="bold"/>
    </style:style>
    <style:style style:name="P3" style:family="paragraph" style:parent-style-name="Standard">
      <style:paragraph-properties fo:text-align="justify" style:justify-single-word="false"/>
      <style:text-properties officeooo:rsid="000aa0dd" officeooo:paragraph-rsid="000aa0dd"/>
    </style:style>
    <style:style style:name="P4" style:family="paragraph" style:parent-style-name="Standard" style:list-style-name="L1">
      <style:paragraph-properties fo:text-align="start" style:justify-single-word="false"/>
      <style:text-properties officeooo:rsid="0034de6c" officeooo:paragraph-rsid="0034de6c"/>
    </style:style>
    <style:style style:name="P5" style:family="paragraph" style:parent-style-name="Standard" style:list-style-name="L1">
      <style:paragraph-properties fo:text-align="start" style:justify-single-word="false"/>
      <style:text-properties officeooo:rsid="00351046" officeooo:paragraph-rsid="00357f55"/>
    </style:style>
    <style:style style:name="P6" style:family="paragraph" style:parent-style-name="Standard" style:list-style-name="L1">
      <style:paragraph-properties fo:text-align="start" style:justify-single-word="false"/>
      <style:text-properties fo:font-weight="normal" officeooo:rsid="0036c3a1" officeooo:paragraph-rsid="0036c3a1" style:font-weight-asian="normal" style:font-weight-complex="normal"/>
    </style:style>
    <style:style style:name="P7" style:family="paragraph" style:parent-style-name="Standard" style:list-style-name="L1">
      <style:paragraph-properties fo:text-align="start" style:justify-single-word="false"/>
      <style:text-properties fo:font-weight="normal" officeooo:rsid="00385a08" officeooo:paragraph-rsid="00385a08" style:font-weight-asian="normal" style:font-weight-complex="normal"/>
    </style:style>
    <style:style style:name="P8" style:family="paragraph" style:parent-style-name="Standard" style:list-style-name="L1">
      <style:paragraph-properties fo:text-align="justify" style:justify-single-word="false"/>
      <style:text-properties fo:font-weight="normal" officeooo:rsid="0039fcb2" officeooo:paragraph-rsid="0039fcb2"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eef39" style:font-weight-asian="normal" style:font-weight-complex="normal"/>
    </style:style>
    <style:style style:name="T3" style:family="text">
      <style:text-properties officeooo:rsid="001e34a8"/>
    </style:style>
    <style:style style:name="T4" style:family="text">
      <style:text-properties fo:font-weight="bold" style:font-weight-asian="bold" style:font-weight-complex="bold"/>
    </style:style>
    <style:style style:name="T5" style:family="text">
      <style:text-properties fo:font-weight="bold" officeooo:rsid="0035f9c3" style:font-weight-asian="bold" style:font-weight-complex="bold"/>
    </style:style>
    <style:style style:name="T6" style:family="text">
      <style:text-properties officeooo:rsid="00344124"/>
    </style:style>
    <style:style style:name="T7" style:family="text">
      <style:text-properties officeooo:rsid="00371533"/>
    </style:style>
    <style:style style:name="T8" style:family="text">
      <style:text-properties officeooo:rsid="0038a051"/>
    </style:style>
    <style:style style:name="T9" style:family="text">
      <style:text-properties officeooo:rsid="0039e2a8"/>
    </style:style>
    <style:style style:name="T10" style:family="text">
      <style:text-properties officeooo:rsid="003b5c4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18</text:span>.<text:span text:style-name="T6">05</text:span>.2015 <text:s/>- Exercises Chapter <text:span text:style-name="T3">13</text:span></text:p>
      <text:p text:style-name="P2">Threads</text:p>
      <text:p text:style-name="P1"/>
      <text:p text:style-name="P3"/>
      <text:list xml:id="list7859101595728525831" text:style-name="L1">
        <text:list-item>
          <text:p text:style-name="P4"><text:span text:style-name="T2">C</text:span><text:span text:style-name="T1">heck and run the class called </text:span><text:span text:style-name="T4">ConcurrentSender</text:span><text:span text:style-name="T1">, can you see where the problem is? How would you improve the code (not only to solve the problem)?<text:line-break/></text:span></text:p>
        </text:list-item>
        <text:list-item>
          <text:p text:style-name="P5"><text:span text:style-name="T1">As you know, Threads execution </text:span><text:span text:style-name="T4">is </text:span><text:span text:style-name="T5">non</text:span><text:span text:style-name="T4"> deterministic</text:span><text:span text:style-name="T1">, so when having a look at </text:span><text:span text:style-name="T4">CyclingRace</text:span><text:span text:style-name="T1"> class code you never know who will win the race. Is there some way (not doping related) you can influence the result of the race in the way you can predict the final classification?<text:line-break/></text:span></text:p>
        </text:list-item>
        <text:list-item>
          <text:p text:style-name="P6">Have a look and run the class called <text:span text:style-name="T4">DevelopersWorking. </text:span>Can you explain why it works? Can you explain it drawing a picture <text:span text:style-name="T7">or diagram</text:span>? Be prepared for solving a problem created by small change during the review :-)<text:line-break/></text:p>
        </text:list-item>
        <text:list-item>
          <text:p text:style-name="P7">Have a look and run the class called <text:span text:style-name="T4">CodeReview. </text:span>Can you describe the problem? What <text:span text:style-name="T9">can</text:span> be done to <text:span text:style-name="T8">solve</text:span> this problem?<text:line-break/></text:p>
        </text:list-item>
        <text:list-item>
          <text:p text:style-name="P8">Look at the class called <text:span text:style-name="T4">LunchTime. </text:span>Can you see and explain where the problem is? Propose a solution that makes the application <text:span text:style-name="T10">always finish</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6T14:32:57.818688387</meta:creation-date>
    <dc:date>2015-05-20T21:49:15.397740302</dc:date>
    <meta:editing-duration>PT5H34M8S</meta:editing-duration>
    <meta:editing-cycles>40</meta:editing-cycles>
    <meta:generator>LibreOffice/4.4.2.2$Linux_X86_64 LibreOffice_project/40m0$Build-2</meta:generator>
    <meta:document-statistic meta:table-count="0" meta:image-count="0" meta:object-count="0" meta:page-count="1" meta:paragraph-count="7" meta:word-count="170" meta:character-count="946" meta:non-whitespace-character-count="783"/>
  </office:meta>
</office:document-meta>
</file>